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7885" officeooo:paragraph-rsid="000d7885"/>
    </style:style>
    <style:style style:name="P2" style:family="paragraph" style:parent-style-name="Standard">
      <style:text-properties officeooo:rsid="000db991" officeooo:paragraph-rsid="000db991"/>
    </style:style>
    <style:style style:name="P3" style:family="paragraph" style:parent-style-name="Standard">
      <style:text-properties officeooo:rsid="0014c833" officeooo:paragraph-rsid="0014c833"/>
    </style:style>
    <style:style style:name="P4" style:family="paragraph" style:parent-style-name="Standard">
      <style:text-properties officeooo:rsid="002f1f9c" officeooo:paragraph-rsid="002f1f9c"/>
    </style:style>
    <style:style style:name="P5" style:family="paragraph" style:parent-style-name="Standard">
      <style:text-properties officeooo:rsid="003558a8" officeooo:paragraph-rsid="003558a8"/>
    </style:style>
    <style:style style:name="P6" style:family="paragraph" style:parent-style-name="Standard">
      <style:text-properties officeooo:rsid="003ac23d" officeooo:paragraph-rsid="003ac23d"/>
    </style:style>
    <style:style style:name="P7" style:family="paragraph" style:parent-style-name="Standard">
      <style:text-properties officeooo:rsid="003ac23d" officeooo:paragraph-rsid="0042b398"/>
    </style:style>
    <style:style style:name="P8" style:family="paragraph" style:parent-style-name="Standard">
      <style:text-properties officeooo:rsid="003ac23d" officeooo:paragraph-rsid="0049f0a0"/>
    </style:style>
    <style:style style:name="P9" style:family="paragraph" style:parent-style-name="Standard">
      <style:text-properties officeooo:rsid="003d7427" officeooo:paragraph-rsid="003d7427"/>
    </style:style>
    <style:style style:name="P10" style:family="paragraph" style:parent-style-name="Standard">
      <style:text-properties officeooo:rsid="003d7427" officeooo:paragraph-rsid="0042b398"/>
    </style:style>
    <style:style style:name="P11" style:family="paragraph" style:parent-style-name="Standard">
      <style:text-properties officeooo:rsid="0042b398" officeooo:paragraph-rsid="0042b398"/>
    </style:style>
    <style:style style:name="T1" style:family="text">
      <style:text-properties officeooo:rsid="000db991"/>
    </style:style>
    <style:style style:name="T2" style:family="text">
      <style:text-properties officeooo:rsid="0014c833"/>
    </style:style>
    <style:style style:name="T3" style:family="text">
      <style:text-properties officeooo:rsid="00285b80"/>
    </style:style>
    <style:style style:name="T4" style:family="text">
      <style:text-properties officeooo:rsid="003558a8"/>
    </style:style>
    <style:style style:name="T5" style:family="text">
      <style:text-properties officeooo:rsid="003640c6"/>
    </style:style>
    <style:style style:name="T6" style:family="text">
      <style:text-properties officeooo:rsid="003d7427"/>
    </style:style>
    <style:style style:name="T7" style:family="text">
      <style:text-properties officeooo:rsid="0049f0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ursive SQL Queries:</text:p>
      <text:p text:style-name="P1"/>
      <text:p text:style-name="P1">--<text:span text:style-name="T1">Syntax</text:span></text:p>
      <text:p text:style-name="P2">WITH [RECURSIVE] CTE_name AS</text:p>
      <text:p text:style-name="P2"><text:s text:c="12"/>(</text:p>
      <text:p text:style-name="P2"><text:s text:c="12"/>SELECT query(Non Recursive query or the Base query)</text:p>
      <text:p text:style-name="P2"><text:s text:c="24"/>UNION[ALL]</text:p>
      <text:p text:style-name="P2"><text:s text:c="12"/>SELECT query (Recursive query using CTE_name[ with a termination</text:p>
      <text:p text:style-name="P2"><text:s text:c="45"/>condition])<text:line-break/> <text:s text:c="14"/>)</text:p>
      <text:p text:style-name="P2"><text:s/>SELECT * FROM CTE_name;</text:p>
      <text:p text:style-name="P2"><text:s/></text:p>
      <text:p text:style-name="P2">--<text:span text:style-name="T2">Q1: Display number from 1 to 10 without using any in built functions.</text:span></text:p>
      <text:p text:style-name="P2"/>
      <text:p text:style-name="P3">with recursive numbers as</text:p>
      <text:p text:style-name="P3"><text:s text:c="9"/>( select 1 as n</text:p>
      <text:p text:style-name="P3"><text:s text:c="13"/>union</text:p>
      <text:p text:style-name="P3"><text:s text:c="13"/>select n+1</text:p>
      <text:p text:style-name="P3"><text:s text:c="13"/>from numbers where n&lt;10</text:p>
      <text:p text:style-name="P3"><text:s text:c="11"/>)</text:p>
      <text:p text:style-name="P3">select * from numbers;</text:p>
      <text:p text:style-name="P3"/>
      <text:p text:style-name="P3">--<text:span text:style-name="T3">Q2: Find the hierarchy of employees under a given manager “Asha”.</text:span></text:p>
      <text:p text:style-name="P4">With recursive emp_hierarchy as</text:p>
      <text:p text:style-name="P4"><text:s text:c="9"/>(select id, name, manager_id, designation, 1 as lvl</text:p>
      <text:p text:style-name="P4"><text:s text:c="11"/>from emp_details where name=’Asha’</text:p>
      <text:p text:style-name="P4"><text:s text:c="11"/>union</text:p>
      <text:p text:style-name="P4"><text:s text:c="11"/>select E.id, E.name, E.manager_id, E.designation, H.lvl+1 as lvl</text:p>
      <text:p text:style-name="P4"><text:s text:c="11"/>from emp_hierarchy H</text:p>
      <text:p text:style-name="P4"><text:s text:c="11"/>join emp_details E on H.id=E.manager_id</text:p>
      <text:p text:style-name="P4"><text:s text:c="11"/>)</text:p>
      <text:p text:style-name="P4">select * from emp_hierarchy;</text:p>
      <text:p text:style-name="P4"/>
      <text:p text:style-name="P11">or</text:p>
      <text:p text:style-name="P11"/>
      <text:p text:style-name="P7">with recursive emp_hierarchy as</text:p>
      <text:p text:style-name="P7"><text:s text:c="8"/>(select id, name, manager_id, designation, 1 as lvl</text:p>
      <text:p text:style-name="P7"><text:s text:c="11"/>from emp_details where name=’Asha’</text:p>
      <text:p text:style-name="P7"><text:s text:c="9"/>union</text:p>
      <text:p text:style-name="P7"><text:s text:c="9"/>select E.id, E.name, E.manager_id, E.designation, H.lvl+1 as lvl</text:p>
      <text:p text:style-name="P7"><text:s text:c="10"/>from emp_hierarchy H</text:p>
      <text:p text:style-name="P7"><text:s text:c="10"/>join emp_details E on H.id=E.manager_id</text:p>
      <text:p text:style-name="P7"><text:s text:c="9"/>)</text:p>
      <text:p text:style-name="P7">select H2.id as emp_id, H2.name as emp_name, E2.name as manager_name,</text:p>
      <text:p text:style-name="P7"><text:s text:c="7"/><text:span text:style-name="T6">H2.lvl as level</text:span></text:p>
      <text:p text:style-name="P10">from emp_hierarchy H2</text:p>
      <text:p text:style-name="P10">join emp_details E2 on E2.id=H2.manager_id;</text:p>
      <text:p text:style-name="P10"/>
      <text:p text:style-name="P10"/>
      <text:p text:style-name="P10"/>
      <text:p text:style-name="P4">--<text:span text:style-name="T4">Q3 Find the hierarchy of managers for a given employee ‘David’.</text:span></text:p>
      <text:p text:style-name="P4"/>
      <text:p text:style-name="P5"><text:soft-page-break/>SELECT * FROM EMP_DE<text:span text:style-name="T5">TAILS;</text:span></text:p>
      <text:p text:style-name="P5"/>
      <text:p text:style-name="P6">with recursive emp_hierarchy as</text:p>
      <text:p text:style-name="P6"><text:s text:c="8"/>(select id, name, manager_id, designation, 1 as lvl</text:p>
      <text:p text:style-name="P6"><text:s text:c="11"/>from emp_details where name=’<text:span text:style-name="T7">D</text:span>a<text:span text:style-name="T7">vid</text:span>’</text:p>
      <text:p text:style-name="P6"><text:s text:c="9"/>union</text:p>
      <text:p text:style-name="P6"><text:s text:c="9"/>select E.id, E.name, E.manager_id, E.designation, H.lvl+1 as lvl</text:p>
      <text:p text:style-name="P6"><text:s text:c="10"/>from emp_hierarchy H</text:p>
      <text:p text:style-name="P8"><text:s text:c="10"/>join emp_details E on H.manager_id=E.id</text:p>
      <text:p text:style-name="P6"><text:s text:c="9"/>)</text:p>
      <text:p text:style-name="P6">select H2.id as emp_id, H2.name as emp_name, E2.name as manager_name,</text:p>
      <text:p text:style-name="P6"><text:s text:c="7"/><text:span text:style-name="T6">H2.lvl as level</text:span></text:p>
      <text:p text:style-name="P9">from emp_hierarchy H2</text:p>
      <text:p text:style-name="P9">join emp_details E2 on E2.id=H2.manager_id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2T00:50:25.463547390</meta:creation-date>
    <dc:date>2022-09-12T12:19:19.457413329</dc:date>
    <meta:editing-duration>PT27M4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46" meta:character-count="2014" meta:non-whitespace-character-count="1424"/>
  </office:meta>
</office:document-meta>
</file>